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Tahoma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ahom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69444464" text:id="ct169444464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169753040" text:id="ct169753040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169756944" text:id="ct169756944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69729472" text:id="ct169729472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169724744" text:id="ct169724744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69780224" text:id="ct169780224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69789976" text:id="ct16978997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69703688" text:id="ct16970368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69878208" text:id="ct16987820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69703888" text:id="ct16970388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69747576" text:id="ct16974757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70585352" text:id="ct17058535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70139168" text:id="ct170139168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169733720" text:id="ct16973372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69821216" text:id="ct169821216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169765280" text:id="ct169765280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169821448" text:id="ct169821448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change-start text:change-id="ct169444464"/>self.Title()<text:change-end text:change-id="ct169444464"/><text:span text:style-name="T1"><text:line-break/></text:span></text:p>
      <text:p text:style-name="P3">Composition de l'assemblée :</text:p>
      <text:p text:style-name="P1">A<office:annotation><dc:date>2008-01-24T00:00:00</dc:date><text:p>do text</text:p><text:p>from xhtml(self.adapted().getStrikedAssembly(groupByDuty=True))</text:p><text:p/></office:annotation>ssemblée<text:line-break/></text:p>
      <text:p text:style-name="P2">Le collège communal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ignore_review_states=[])))</text:p></office:annotation><text:change-start text:change-id="ct169753040"/><text:span text:style-name="T2">self.getFirstItemNumber()+item[0]</text:span><text:change-end text:change-id="ct169753040"/></text:p>
          </table:table-cell>
          <table:table-cell table:style-name="Tableau3.B1" office:value-type="string">
            <text:p text:style-name="P5"><text:change-start text:change-id="ct169756944"/>item[1].Title()<text:change-end text:change-id="ct169756944"/></text:p>
            <text:p text:style-name="Table_20_Contents"><office:annotation><dc:date>2008-08-18T00:00:00</dc:date><text:p>do text if self.adapted().isDecided()</text:p><text:p>from xhtml(item[1].getDecision())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late=True,itemUids=itemUids, ignore_review_states=[])))</text:p></office:annotation><text:change-start text:change-id="ct169729472"/><text:span text:style-name="T2">self.getFirstItemNumber()+len(self.adapted().getPrintableItems(itemUids=itemUids, ignore_review_states=['delayed', ]))+ite</text:span><text:soft-page-break/><text:span text:style-name="T2">m[0]</text:span><text:change-end text:change-id="ct169729472"/></text:p>
          </table:table-cell>
          <table:table-cell table:style-name="Tableau2.A1" office:value-type="string">
            <text:p text:style-name="P6"><text:change-start text:change-id="ct169724744"/>item[1].Title()<text:change-end text:change-id="ct169724744"/></text:p>
            <text:p text:style-name="P4"><office:annotation><dc:date>2008-08-18T00:00:00</dc:date><text:p>do text if self.adapted().isDecided()</text:p><text:p>from xhtml(item[1].getDecision())</text:p></office:annotation>Decision</text:p>
            <text:p text:style-name="P4"><text:span text:style-name="T3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P4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office:annotation><dc:creator>Gauthier Bastien</dc:creator><dc:date>2013-01-17T14:54:09</dc:date><text:p text:style-name="P11"><text:span text:style-name="T6">do text if self.getSignatures()</text:span></text:p></office:annotation><text:change-start text:change-id="ct169780224"/>self.getSignatures().split('\n')[0]<text:change-end text:change-id="ct169780224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69789976"/>self.getSignatories(theObjects=True)[1].getGender()=='m' and 'Le' or 'La'<text:change-end text:change-id="ct169789976"/> <office:annotation><dc:creator>Gauthier Bastien</dc:creator><dc:date>2013-01-17T15:13:33</dc:date><text:p text:style-name="P11"><text:span text:style-name="T5">do text if not self.getSignatures()</text:span></text:p></office:annotation><text:change-start text:change-id="ct169703688"/>self.getSignatories(theObjects=True)[1].getDuty()<text:change-end text:change-id="ct169703688"/></text:p>
          </table:table-cell>
          <table:table-cell table:style-name="Tableau1.A1" office:value-type="string">
            <text:p text:style-name="P9"><office:annotation><dc:creator>Gauthier Bastien</dc:creator><dc:date>2013-01-17T14:54:09</dc:date><text:p text:style-name="P11"><text:span text:style-name="T5">do text if self.getSignatures()</text:span></text:p></office:annotation><text:change-start text:change-id="ct169878208"/>self.getSignatures().split('\n')[2]<text:change-end text:change-id="ct169878208"/></text:p>
            <text:p text:style-name="P9"><office:annotation><dc:creator>Gauthier Bastien</dc:creator><dc:date>2013-01-17T15:13:33</dc:date><text:p text:style-name="P11"><text:span text:style-name="T5">do text if not self.getSignatures()</text:span></text:p></office:annotation><text:change-start text:change-id="ct169703888"/>self.getSignatories(theObjects=True)[0].getGender()=='m' and 'Le' or 'La'<text:change-end text:change-id="ct169703888"/> <office:annotation><dc:creator>Gauthier Bastien</dc:creator><dc:date>2013-01-17T15:13:33</dc:date><text:p text:style-name="P11"><text:span text:style-name="T5">do text if not self.getSignatures()</text:span></text:p></office:annotation><text:change-start text:change-id="ct169747576"/>self.getSignatories(theObjects=True)[0].getDuty()<text:change-end text:change-id="ct169747576"/></text:p>
          </table:table-cell>
        </table:table-row>
        <table:table-row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A1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<text:change-start text:change-id="ct170585352"/><office:annotation><dc:creator>Gauthier Bastien</dc:creator><dc:date>2013-01-17T14:54:09</dc:date><text:p text:style-name="P11"><text:span text:style-name="T6">do text if self.getSignatures()</text:span></text:p></office:annotation><text:change-end text:change-id="ct170585352"/><text:change-start text:change-id="ct170139168"/>self.getSignatures().split('\n')[1]<text:change-end text:change-id="ct170139168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69733720"/>self.getSignatories(theObjects=True)[1].Title()<text:change-end text:change-id="ct169733720"/></text:p>
          </table:table-cell>
          <table:table-cell table:style-name="Tableau1.A1" office:value-type="string">
            <text:p text:style-name="P9"><text:change-start text:change-id="ct169821216"/><office:annotation><dc:creator>Gauthier Bastien</dc:creator><dc:date>2013-01-17T14:54:09</dc:date><text:p text:style-name="P11"><text:span text:style-name="T6">do text if self.getSignatures()</text:span></text:p></office:annotation><text:change-end text:change-id="ct169821216"/><text:change-start text:change-id="ct169765280"/>self.getSignatures().split('\n')[3]<text:change-end text:change-id="ct169765280"/></text:p>
            <text:p text:style-name="P9"><office:annotation><dc:creator>Gauthier Bastien</dc:creator><dc:date>2013-01-17T15:13:33</dc:date><text:p text:style-name="P11"><text:span text:style-name="T5">do text if not self.getSignatures()</text:span></text:p></office:annotation><text:change-start text:change-id="ct169821448"/>self.getSignatories(theObjects=True)[0].Title()<text:change-end text:change-id="ct16982144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5T15:50:35</meta:creation-date>
    <dc:language>fr-BE</dc:language>
    <meta:editing-cycles>15</meta:editing-cycles>
    <meta:editing-duration>PT14M34S</meta:editing-duration>
    <meta:initial-creator>Gauthier Bastien</meta:initial-creator>
    <dc:date>2013-01-18T12:33:09</dc:date>
    <dc:creator>Gauthier Bastien</dc:creator>
    <meta:document-statistic meta:table-count="3" meta:image-count="0" meta:object-count="0" meta:page-count="2" meta:paragraph-count="23" meta:word-count="70" meta:character-count="860" meta:non-whitespace-character-count="828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